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page" style:column-width="0.8925in"/>
    </style:style>
    <style:style style:name="co3" style:family="table-column">
      <style:table-column-properties fo:break-before="auto" style:column-width="2.1646in"/>
    </style:style>
    <style:style style:name="ro1" style:family="table-row">
      <style:table-row-properties style:row-height="0.25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 style:data-style-name="N2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 style:data-style-name="N126"/>
    <style:style style:name="ce7" style:family="table-cell" style:parent-style-name="Default" style:data-style-name="N1"/>
    <style:style style:name="ce8" style:family="table-cell" style:parent-style-name="Default" style:data-style-name="N127"/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D1:Sheet1.N13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8" table:default-cell-style-name="ce5"/>
        <table:table-column table:style-name="co1" table:default-cell-style-name="ce4"/>
        <table:table-column table:style-name="co2" table:default-cell-style-name="ce3"/>
        <table:table-row table:style-name="ro1">
          <table:table-cell office:value-type="string">
            <text:p>Ambient(inHg)</text:p>
          </table:table-cell>
          <table:table-cell/>
          <table:table-cell office:value-type="string">
            <text:p>mmHg</text:p>
          </table:table-cell>
          <table:table-cell table:style-name="ce1" office:value-type="string">
            <text:p>inHg</text:p>
          </table:table-cell>
          <table:table-cell table:style-name="ce1" office:value-type="float" office:value="1800">
            <text:p>1800</text:p>
          </table:table-cell>
          <table:table-cell table:style-name="ce1" office:value-type="float" office:value="1900">
            <text:p>19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2100">
            <text:p>2100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2350">
            <text:p>2350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2550">
            <text:p>2550</text:p>
          </table:table-cell>
          <table:table-cell table:style-name="Default"/>
        </table:table-row>
        <table:table-row table:style-name="ro1">
          <table:table-cell office:value-type="float" office:value="29.92">
            <text:p>29.92</text:p>
          </table:table-cell>
          <table:table-cell/>
          <table:table-cell office:value-type="float" office:value="-300">
            <text:p>-300</text:p>
          </table:table-cell>
          <table:table-cell table:formula="of:=[.$A$2]+[.C2]/25.4" office:value-type="float" office:value="18.1089763779528">
            <text:p>18.11</text:p>
          </table:table-cell>
          <table:table-cell office:value-type="float" office:value="225">
            <text:p>225</text:p>
          </table:table-cell>
          <table:table-cell table:formula="of:=[.E2]+[.$O2]" office:value-type="float" office:value="232.647058823529">
            <text:p>233</text:p>
          </table:table-cell>
          <table:table-cell table:formula="of:=[.F2]+[.$O2]" office:value-type="float" office:value="240.294117647059">
            <text:p>240</text:p>
          </table:table-cell>
          <table:table-cell table:formula="of:=[.G2]+[.$O2]" office:value-type="float" office:value="247.941176470588">
            <text:p>248</text:p>
          </table:table-cell>
          <table:table-cell table:formula="of:=[.H2]+[.$O2]" office:value-type="float" office:value="255.588235294118">
            <text:p>256</text:p>
          </table:table-cell>
          <table:table-cell table:formula="of:=[.I2]+[.$O2]" office:value-type="float" office:value="263.235294117647">
            <text:p>263</text:p>
          </table:table-cell>
          <table:table-cell table:formula="of:=[.J2]+[.$O2]" office:value-type="float" office:value="270.882352941176">
            <text:p>271</text:p>
          </table:table-cell>
          <table:table-cell table:formula="of:=[.K2]+[.$O2]" office:value-type="float" office:value="278.529411764706">
            <text:p>279</text:p>
          </table:table-cell>
          <table:table-cell table:formula="of:=[.L2]+[.$O2]" office:value-type="float" office:value="286.176470588235">
            <text:p>286</text:p>
          </table:table-cell>
          <table:table-cell office:value-type="float" office:value="290">
            <text:p>290</text:p>
          </table:table-cell>
          <table:table-cell table:formula="of:=([.N2]-[.E2])/8.5" office:value-type="float" office:value="7.64705882352941">
            <text:p>7.65</text:p>
          </table:table-cell>
        </table:table-row>
        <table:table-row table:style-name="ro1">
          <table:table-cell table:number-columns-repeated="2"/>
          <table:table-cell office:value-type="float" office:value="-250">
            <text:p>-250</text:p>
          </table:table-cell>
          <table:table-cell table:formula="of:=[.$A$2]+[.C3]/25.4" office:value-type="float" office:value="20.0774803149606">
            <text:p>20.08</text:p>
          </table:table-cell>
          <table:table-cell table:style-name="ce5" table:formula="of:=+[.E2]+275/6" office:value-type="float" office:value="270.833333333333">
            <text:p>271</text:p>
          </table:table-cell>
          <table:table-cell table:formula="of:=[.E3]+[.$O3]" office:value-type="float" office:value="281.323529411765">
            <text:p>281</text:p>
          </table:table-cell>
          <table:table-cell table:formula="of:=[.F3]+[.$O3]" office:value-type="float" office:value="291.813725490196">
            <text:p>292</text:p>
          </table:table-cell>
          <table:table-cell table:formula="of:=[.G3]+[.$O3]" office:value-type="float" office:value="302.303921568627">
            <text:p>302</text:p>
          </table:table-cell>
          <table:table-cell table:formula="of:=[.H3]+[.$O3]" office:value-type="float" office:value="312.794117647059">
            <text:p>313</text:p>
          </table:table-cell>
          <table:table-cell table:formula="of:=[.I3]+[.$O3]" office:value-type="float" office:value="323.28431372549">
            <text:p>323</text:p>
          </table:table-cell>
          <table:table-cell table:formula="of:=[.J3]+[.$O3]" office:value-type="float" office:value="333.774509803922">
            <text:p>334</text:p>
          </table:table-cell>
          <table:table-cell table:formula="of:=[.K3]+[.$O3]" office:value-type="float" office:value="344.264705882353">
            <text:p>344</text:p>
          </table:table-cell>
          <table:table-cell table:formula="of:=[.L3]+[.$O3]" office:value-type="float" office:value="354.754901960784">
            <text:p>355</text:p>
          </table:table-cell>
          <table:table-cell table:formula="of:=[.N2]+70" office:value-type="float" office:value="360">
            <text:p>360</text:p>
          </table:table-cell>
          <table:table-cell table:formula="of:=([.N3]-[.E3])/8.5" office:value-type="float" office:value="10.4901960784314">
            <text:p>10.49</text:p>
          </table:table-cell>
        </table:table-row>
        <table:table-row table:style-name="ro1">
          <table:table-cell table:number-columns-repeated="2"/>
          <table:table-cell office:value-type="float" office:value="-200">
            <text:p>-200</text:p>
          </table:table-cell>
          <table:table-cell table:formula="of:=[.$A$2]+[.C4]/25.4" office:value-type="float" office:value="22.0459842519685">
            <text:p>22.05</text:p>
          </table:table-cell>
          <table:table-cell table:style-name="ce5" table:formula="of:=+[.E3]+275/6" office:value-type="float" office:value="316.666666666667">
            <text:p>317</text:p>
          </table:table-cell>
          <table:table-cell table:formula="of:=[.E4]+[.$O4]" office:value-type="float" office:value="330">
            <text:p>330</text:p>
          </table:table-cell>
          <table:table-cell table:formula="of:=[.F4]+[.$O4]" office:value-type="float" office:value="343.333333333333">
            <text:p>343</text:p>
          </table:table-cell>
          <table:table-cell table:formula="of:=[.G4]+[.$O4]" office:value-type="float" office:value="356.666666666667">
            <text:p>357</text:p>
          </table:table-cell>
          <table:table-cell table:formula="of:=[.H4]+[.$O4]" office:value-type="float" office:value="370">
            <text:p>370</text:p>
          </table:table-cell>
          <table:table-cell table:formula="of:=[.I4]+[.$O4]" office:value-type="float" office:value="383.333333333333">
            <text:p>383</text:p>
          </table:table-cell>
          <table:table-cell table:formula="of:=[.J4]+[.$O4]" office:value-type="float" office:value="396.666666666666">
            <text:p>397</text:p>
          </table:table-cell>
          <table:table-cell table:formula="of:=[.K4]+[.$O4]" office:value-type="float" office:value="410">
            <text:p>410</text:p>
          </table:table-cell>
          <table:table-cell table:formula="of:=[.L4]+[.$O4]" office:value-type="float" office:value="423.333333333333">
            <text:p>423</text:p>
          </table:table-cell>
          <table:table-cell table:formula="of:=[.N3]+70" office:value-type="float" office:value="430">
            <text:p>430</text:p>
          </table:table-cell>
          <table:table-cell table:formula="of:=([.N4]-[.E4])/8.5" office:value-type="float" office:value="13.3333333333333">
            <text:p>13.33</text:p>
          </table:table-cell>
        </table:table-row>
        <table:table-row table:style-name="ro1">
          <table:table-cell table:number-columns-repeated="2"/>
          <table:table-cell office:value-type="float" office:value="-150">
            <text:p>-150</text:p>
          </table:table-cell>
          <table:table-cell table:formula="of:=[.$A$2]+[.C5]/25.4" office:value-type="float" office:value="24.0144881889764">
            <text:p>24.01</text:p>
          </table:table-cell>
          <table:table-cell table:style-name="ce5" table:formula="of:=+[.E4]+275/6" office:value-type="float" office:value="362.5">
            <text:p>363</text:p>
          </table:table-cell>
          <table:table-cell table:formula="of:=[.E5]+[.$O5]" office:value-type="float" office:value="378.676470588235">
            <text:p>379</text:p>
          </table:table-cell>
          <table:table-cell table:formula="of:=[.F5]+[.$O5]" office:value-type="float" office:value="394.852941176471">
            <text:p>395</text:p>
          </table:table-cell>
          <table:table-cell table:formula="of:=[.G5]+[.$O5]" office:value-type="float" office:value="411.029411764706">
            <text:p>411</text:p>
          </table:table-cell>
          <table:table-cell table:formula="of:=[.H5]+[.$O5]" office:value-type="float" office:value="427.205882352941">
            <text:p>427</text:p>
          </table:table-cell>
          <table:table-cell table:formula="of:=[.I5]+[.$O5]" office:value-type="float" office:value="443.382352941176">
            <text:p>443</text:p>
          </table:table-cell>
          <table:table-cell table:formula="of:=[.J5]+[.$O5]" office:value-type="float" office:value="459.558823529412">
            <text:p>460</text:p>
          </table:table-cell>
          <table:table-cell table:formula="of:=[.K5]+[.$O5]" office:value-type="float" office:value="475.735294117647">
            <text:p>476</text:p>
          </table:table-cell>
          <table:table-cell table:formula="of:=[.L5]+[.$O5]" office:value-type="float" office:value="491.911764705882">
            <text:p>492</text:p>
          </table:table-cell>
          <table:table-cell table:formula="of:=[.N4]+70" office:value-type="float" office:value="500">
            <text:p>500</text:p>
          </table:table-cell>
          <table:table-cell table:formula="of:=([.N5]-[.E5])/8.5" office:value-type="float" office:value="16.1764705882353">
            <text:p>16.18</text:p>
          </table:table-cell>
        </table:table-row>
        <table:table-row table:style-name="ro1">
          <table:table-cell table:number-columns-repeated="2"/>
          <table:table-cell office:value-type="float" office:value="-100">
            <text:p>-100</text:p>
          </table:table-cell>
          <table:table-cell table:formula="of:=[.$A$2]+[.C6]/25.4" office:value-type="float" office:value="25.9829921259843">
            <text:p>25.98</text:p>
          </table:table-cell>
          <table:table-cell table:style-name="ce5" table:formula="of:=+[.E5]+275/6" office:value-type="float" office:value="408.333333333333">
            <text:p>408</text:p>
          </table:table-cell>
          <table:table-cell table:formula="of:=[.E6]+[.$O6]" office:value-type="float" office:value="425.588235294118">
            <text:p>426</text:p>
          </table:table-cell>
          <table:table-cell table:formula="of:=[.F6]+[.$O6]" office:value-type="float" office:value="442.843137254902">
            <text:p>443</text:p>
          </table:table-cell>
          <table:table-cell table:formula="of:=[.G6]+[.$O6]" office:value-type="float" office:value="460.098039215686">
            <text:p>460</text:p>
          </table:table-cell>
          <table:table-cell table:formula="of:=[.H6]+[.$O6]" office:value-type="float" office:value="477.352941176471">
            <text:p>477</text:p>
          </table:table-cell>
          <table:table-cell table:formula="of:=[.I6]+[.$O6]" office:value-type="float" office:value="494.607843137255">
            <text:p>495</text:p>
          </table:table-cell>
          <table:table-cell table:formula="of:=[.J6]+[.$O6]" office:value-type="float" office:value="511.862745098039">
            <text:p>512</text:p>
          </table:table-cell>
          <table:table-cell table:formula="of:=[.K6]+[.$O6]" office:value-type="float" office:value="529.117647058823">
            <text:p>529</text:p>
          </table:table-cell>
          <table:table-cell table:formula="of:=[.L6]+[.$O6]" office:value-type="float" office:value="546.372549019608">
            <text:p>546</text:p>
          </table:table-cell>
          <table:table-cell table:formula="of:=[.N5]+55" office:value-type="float" office:value="555">
            <text:p>555</text:p>
          </table:table-cell>
          <table:table-cell table:formula="of:=([.N6]-[.E6])/8.5" office:value-type="float" office:value="17.2549019607843">
            <text:p>17.25</text:p>
          </table:table-cell>
        </table:table-row>
        <table:table-row table:style-name="ro1">
          <table:table-cell table:number-columns-repeated="2"/>
          <table:table-cell office:value-type="float" office:value="-50">
            <text:p>-50</text:p>
          </table:table-cell>
          <table:table-cell table:formula="of:=[.$A$2]+[.C7]/25.4" office:value-type="float" office:value="27.9514960629921">
            <text:p>27.95</text:p>
          </table:table-cell>
          <table:table-cell table:style-name="ce5" table:formula="of:=+[.E6]+275/6" office:value-type="float" office:value="454.166666666667">
            <text:p>454</text:p>
          </table:table-cell>
          <table:table-cell table:formula="of:=[.E7]+[.$O7]" office:value-type="float" office:value="472.5">
            <text:p>473</text:p>
          </table:table-cell>
          <table:table-cell table:formula="of:=[.F7]+[.$O7]" office:value-type="float" office:value="490.833333333333">
            <text:p>491</text:p>
          </table:table-cell>
          <table:table-cell table:formula="of:=[.G7]+[.$O7]" office:value-type="float" office:value="509.166666666667">
            <text:p>509</text:p>
          </table:table-cell>
          <table:table-cell table:formula="of:=[.H7]+[.$O7]" office:value-type="float" office:value="527.5">
            <text:p>528</text:p>
          </table:table-cell>
          <table:table-cell table:formula="of:=[.I7]+[.$O7]" office:value-type="float" office:value="545.833333333333">
            <text:p>546</text:p>
          </table:table-cell>
          <table:table-cell table:formula="of:=[.J7]+[.$O7]" office:value-type="float" office:value="564.166666666667">
            <text:p>564</text:p>
          </table:table-cell>
          <table:table-cell table:formula="of:=[.K7]+[.$O7]" office:value-type="float" office:value="582.5">
            <text:p>583</text:p>
          </table:table-cell>
          <table:table-cell table:formula="of:=[.L7]+[.$O7]" office:value-type="float" office:value="600.833333333333">
            <text:p>601</text:p>
          </table:table-cell>
          <table:table-cell table:formula="of:=[.N6]+55" office:value-type="float" office:value="610">
            <text:p>610</text:p>
          </table:table-cell>
          <table:table-cell table:formula="of:=([.N7]-[.E7])/8.5" office:value-type="float" office:value="18.3333333333333">
            <text:p>18.3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$A$2]+[.C8]/25.4" office:value-type="float" office:value="29.92">
            <text:p>29.92</text:p>
          </table:table-cell>
          <table:table-cell table:style-name="ce5" table:formula="of:=+[.E7]+275/6" office:value-type="float" office:value="500">
            <text:p>500</text:p>
          </table:table-cell>
          <table:table-cell table:formula="of:=[.E8]+[.$O8]" office:value-type="float" office:value="519.411764705882">
            <text:p>519</text:p>
          </table:table-cell>
          <table:table-cell table:formula="of:=[.F8]+[.$O8]" office:value-type="float" office:value="538.823529411765">
            <text:p>539</text:p>
          </table:table-cell>
          <table:table-cell table:formula="of:=[.G8]+[.$O8]" office:value-type="float" office:value="558.235294117647">
            <text:p>558</text:p>
          </table:table-cell>
          <table:table-cell table:formula="of:=[.H8]+[.$O8]" office:value-type="float" office:value="577.647058823529">
            <text:p>578</text:p>
          </table:table-cell>
          <table:table-cell table:formula="of:=[.I8]+[.$O8]" office:value-type="float" office:value="597.058823529412">
            <text:p>597</text:p>
          </table:table-cell>
          <table:table-cell table:formula="of:=[.J8]+[.$O8]" office:value-type="float" office:value="616.470588235294">
            <text:p>616</text:p>
          </table:table-cell>
          <table:table-cell table:formula="of:=[.K8]+[.$O8]" office:value-type="float" office:value="635.882352941176">
            <text:p>636</text:p>
          </table:table-cell>
          <table:table-cell table:formula="of:=[.L8]+[.$O8]" office:value-type="float" office:value="655.294117647058">
            <text:p>655</text:p>
          </table:table-cell>
          <table:table-cell table:formula="of:=[.N7]+55" office:value-type="float" office:value="665">
            <text:p>665</text:p>
          </table:table-cell>
          <table:table-cell table:formula="of:=([.N8]-[.E8])/8.5" office:value-type="float" office:value="19.4117647058824">
            <text:p>19.4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$A$2]+[.C9]/25.4" office:value-type="float" office:value="31.8885039370079">
            <text:p>31.89</text:p>
          </table:table-cell>
          <table:table-cell office:value-type="float" office:value="540">
            <text:p>540</text:p>
          </table:table-cell>
          <table:table-cell table:formula="of:=[.E9]+[.$O9]" office:value-type="float" office:value="561.176470588235">
            <text:p>561</text:p>
          </table:table-cell>
          <table:table-cell table:formula="of:=[.F9]+[.$O9]" office:value-type="float" office:value="582.352941176471">
            <text:p>582</text:p>
          </table:table-cell>
          <table:table-cell table:formula="of:=[.G9]+[.$O9]" office:value-type="float" office:value="603.529411764706">
            <text:p>604</text:p>
          </table:table-cell>
          <table:table-cell table:formula="of:=[.H9]+[.$O9]" office:value-type="float" office:value="624.705882352941">
            <text:p>625</text:p>
          </table:table-cell>
          <table:table-cell table:formula="of:=[.I9]+[.$O9]" office:value-type="float" office:value="645.882352941176">
            <text:p>646</text:p>
          </table:table-cell>
          <table:table-cell table:formula="of:=[.J9]+[.$O9]" office:value-type="float" office:value="667.058823529412">
            <text:p>667</text:p>
          </table:table-cell>
          <table:table-cell table:formula="of:=[.K9]+[.$O9]" office:value-type="float" office:value="688.235294117647">
            <text:p>688</text:p>
          </table:table-cell>
          <table:table-cell table:formula="of:=[.L9]+[.$O9]" office:value-type="float" office:value="709.411764705882">
            <text:p>709</text:p>
          </table:table-cell>
          <table:table-cell table:formula="of:=[.N8]+55" office:value-type="float" office:value="720">
            <text:p>720</text:p>
          </table:table-cell>
          <table:table-cell table:formula="of:=([.N9]-[.E9])/8.5" office:value-type="float" office:value="21.1764705882353">
            <text:p>21.18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$A$2]+[.C10]/25.4" office:value-type="float" office:value="33.8570078740157">
            <text:p>33.86</text:p>
          </table:table-cell>
          <table:table-cell office:value-type="float" office:value="580">
            <text:p>580</text:p>
          </table:table-cell>
          <table:table-cell table:formula="of:=[.E10]+[.$O10]" office:value-type="float" office:value="602.941176470588">
            <text:p>603</text:p>
          </table:table-cell>
          <table:table-cell table:formula="of:=[.F10]+[.$O10]" office:value-type="float" office:value="625.882352941177">
            <text:p>626</text:p>
          </table:table-cell>
          <table:table-cell table:formula="of:=[.G10]+[.$O10]" office:value-type="float" office:value="648.823529411765">
            <text:p>649</text:p>
          </table:table-cell>
          <table:table-cell table:formula="of:=[.H10]+[.$O10]" office:value-type="float" office:value="671.764705882353">
            <text:p>672</text:p>
          </table:table-cell>
          <table:table-cell table:formula="of:=[.I10]+[.$O10]" office:value-type="float" office:value="694.705882352941">
            <text:p>695</text:p>
          </table:table-cell>
          <table:table-cell table:formula="of:=[.J10]+[.$O10]" office:value-type="float" office:value="717.64705882353">
            <text:p>718</text:p>
          </table:table-cell>
          <table:table-cell table:formula="of:=[.K10]+[.$O10]" office:value-type="float" office:value="740.588235294118">
            <text:p>741</text:p>
          </table:table-cell>
          <table:table-cell table:formula="of:=[.L10]+[.$O10]" office:value-type="float" office:value="763.529411764706">
            <text:p>764</text:p>
          </table:table-cell>
          <table:table-cell table:formula="of:=[.N9]+55" office:value-type="float" office:value="775">
            <text:p>775</text:p>
          </table:table-cell>
          <table:table-cell table:formula="of:=([.N10]-[.E10])/8.5" office:value-type="float" office:value="22.9411764705882">
            <text:p>22.94</text:p>
          </table:table-cell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formula="of:=[.$A$2]+[.C11]/25.4" office:value-type="float" office:value="35.8255118110236">
            <text:p>35.83</text:p>
          </table:table-cell>
          <table:table-cell office:value-type="float" office:value="620">
            <text:p>620</text:p>
          </table:table-cell>
          <table:table-cell table:formula="of:=[.E11]+[.$O11]" office:value-type="float" office:value="644.705882352941">
            <text:p>645</text:p>
          </table:table-cell>
          <table:table-cell table:formula="of:=[.F11]+[.$O11]" office:value-type="float" office:value="669.411764705882">
            <text:p>669</text:p>
          </table:table-cell>
          <table:table-cell table:formula="of:=[.G11]+[.$O11]" office:value-type="float" office:value="694.117647058824">
            <text:p>694</text:p>
          </table:table-cell>
          <table:table-cell table:formula="of:=[.H11]+[.$O11]" office:value-type="float" office:value="718.823529411765">
            <text:p>719</text:p>
          </table:table-cell>
          <table:table-cell table:formula="of:=[.I11]+[.$O11]" office:value-type="float" office:value="743.529411764706">
            <text:p>744</text:p>
          </table:table-cell>
          <table:table-cell table:formula="of:=[.J11]+[.$O11]" office:value-type="float" office:value="768.235294117647">
            <text:p>768</text:p>
          </table:table-cell>
          <table:table-cell table:formula="of:=[.K11]+[.$O11]" office:value-type="float" office:value="792.941176470589">
            <text:p>793</text:p>
          </table:table-cell>
          <table:table-cell table:formula="of:=[.L11]+[.$O11]" office:value-type="float" office:value="817.64705882353">
            <text:p>818</text:p>
          </table:table-cell>
          <table:table-cell table:formula="of:=[.N10]+55" office:value-type="float" office:value="830">
            <text:p>830</text:p>
          </table:table-cell>
          <table:table-cell table:formula="of:=([.N11]-[.E11])/8.5" office:value-type="float" office:value="24.7058823529412">
            <text:p>24.71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formula="of:=[.$A$2]+[.C12]/25.4" office:value-type="float" office:value="37.7940157480315">
            <text:p>37.79</text:p>
          </table:table-cell>
          <table:table-cell office:value-type="float" office:value="680">
            <text:p>680</text:p>
          </table:table-cell>
          <table:table-cell table:formula="of:=[.E12]+[.$O12]" office:value-type="float" office:value="704.117647058824">
            <text:p>704</text:p>
          </table:table-cell>
          <table:table-cell table:formula="of:=[.F12]+[.$O12]" office:value-type="float" office:value="728.235294117647">
            <text:p>728</text:p>
          </table:table-cell>
          <table:table-cell table:formula="of:=[.G12]+[.$O12]" office:value-type="float" office:value="752.352941176471">
            <text:p>752</text:p>
          </table:table-cell>
          <table:table-cell table:formula="of:=[.H12]+[.$O12]" office:value-type="float" office:value="776.470588235294">
            <text:p>776</text:p>
          </table:table-cell>
          <table:table-cell table:formula="of:=[.I12]+[.$O12]" office:value-type="float" office:value="800.588235294118">
            <text:p>801</text:p>
          </table:table-cell>
          <table:table-cell table:formula="of:=[.J12]+[.$O12]" office:value-type="float" office:value="824.705882352941">
            <text:p>825</text:p>
          </table:table-cell>
          <table:table-cell table:formula="of:=[.K12]+[.$O12]" office:value-type="float" office:value="848.823529411765">
            <text:p>849</text:p>
          </table:table-cell>
          <table:table-cell table:formula="of:=[.L12]+[.$O12]" office:value-type="float" office:value="872.941176470588">
            <text:p>873</text:p>
          </table:table-cell>
          <table:table-cell table:formula="of:=[.N11]+55" office:value-type="float" office:value="885">
            <text:p>885</text:p>
          </table:table-cell>
          <table:table-cell table:formula="of:=([.N12]-[.E12])/8.5" office:value-type="float" office:value="24.1176470588235">
            <text:p>24.12</text:p>
          </table:table-cell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formula="of:=[.$A$2]+[.C13]/25.4" office:value-type="float" office:value="39.7625196850394">
            <text:p>39.76</text:p>
          </table:table-cell>
          <table:table-cell office:value-type="float" office:value="700">
            <text:p>700</text:p>
          </table:table-cell>
          <table:table-cell table:formula="of:=[.E13]+[.$O13]" office:value-type="float" office:value="728.235294117647">
            <text:p>728</text:p>
          </table:table-cell>
          <table:table-cell table:formula="of:=[.F13]+[.$O13]" office:value-type="float" office:value="756.470588235294">
            <text:p>756</text:p>
          </table:table-cell>
          <table:table-cell table:formula="of:=[.G13]+[.$O13]" office:value-type="float" office:value="784.705882352941">
            <text:p>785</text:p>
          </table:table-cell>
          <table:table-cell table:formula="of:=[.H13]+[.$O13]" office:value-type="float" office:value="812.941176470588">
            <text:p>813</text:p>
          </table:table-cell>
          <table:table-cell table:formula="of:=[.I13]+[.$O13]" office:value-type="float" office:value="841.176470588235">
            <text:p>841</text:p>
          </table:table-cell>
          <table:table-cell table:formula="of:=[.J13]+[.$O13]" office:value-type="float" office:value="869.411764705882">
            <text:p>869</text:p>
          </table:table-cell>
          <table:table-cell table:formula="of:=[.K13]+[.$O13]" office:value-type="float" office:value="897.647058823529">
            <text:p>898</text:p>
          </table:table-cell>
          <table:table-cell table:formula="of:=[.L13]+[.$O13]" office:value-type="float" office:value="925.882352941177">
            <text:p>926</text:p>
          </table:table-cell>
          <table:table-cell table:formula="of:=[.N12]+55" office:value-type="float" office:value="940">
            <text:p>940</text:p>
          </table:table-cell>
          <table:table-cell table:formula="of:=([.N13]-[.E13])/8.5" office:value-type="float" office:value="28.2352941176471">
            <text:p>28.24</text:p>
          </table:table-cell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11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1" table:number-columns-repeated="6" table:default-cell-style-name="ce6"/>
        <table:table-row table:style-name="ro2" table:number-rows-repeated="4">
          <table:table-cell table:number-columns-repeated="3"/>
          <table:table-cell table:style-name="Default" table:number-columns-repeated="6"/>
        </table:table-row>
        <table:table-row table:style-name="ro2">
          <table:table-cell table:number-columns-repeated="3"/>
          <table:table-cell table:style-name="Default" office:value-type="float" office:value="500">
            <text:p>5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2500">
            <text:p>2500</text:p>
          </table:table-cell>
          <table:table-cell table:style-name="Default" office:value-type="float" office:value="3000">
            <text:p>3000</text:p>
          </table:table-cell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table:number-columns-repeated="6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37.5">
            <text:p>37.5</text:p>
          </table:table-cell>
          <table:table-cell table:number-columns-repeated="6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table:number-columns-repeated="6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32.5">
            <text:p>32.5</text:p>
          </table:table-cell>
          <table:table-cell table:number-columns-repeated="6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table:number-columns-repeated="6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27.5">
            <text:p>27.5</text:p>
          </table:table-cell>
          <table:table-cell table:number-columns-repeated="6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number-columns-repeated="6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22.5">
            <text:p>22.5</text:p>
          </table:table-cell>
          <table:table-cell table:number-columns-repeated="6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number-columns-repeated="6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17.5">
            <text:p>17.5</text:p>
          </table:table-cell>
          <table:table-cell table:formula="of:=[.D14]-0.125" office:value-type="float" office:value="0.875">
            <text:p>0.875</text:p>
          </table:table-cell>
          <table:table-cell table:number-columns-repeated="5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formula="of:=[.D15]-0.125" office:value-type="float" office:value="0.75">
            <text:p>0.750</text:p>
          </table:table-cell>
          <table:table-cell table:number-columns-repeated="5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12.5">
            <text:p>12.5</text:p>
          </table:table-cell>
          <table:table-cell table:formula="of:=[.D16]-0.125" office:value-type="float" office:value="0.625">
            <text:p>0.625</text:p>
          </table:table-cell>
          <table:table-cell table:number-columns-repeated="5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7]-0.125" office:value-type="float" office:value="0.5">
            <text:p>0.500</text:p>
          </table:table-cell>
          <table:table-cell table:number-columns-repeated="5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7.5">
            <text:p>7.5</text:p>
          </table:table-cell>
          <table:table-cell table:formula="of:=[.D18]-0.125" office:value-type="float" office:value="0.375">
            <text:p>0.375</text:p>
          </table:table-cell>
          <table:table-cell table:number-columns-repeated="5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9]-0.125" office:value-type="float" office:value="0.25">
            <text:p>0.250</text:p>
          </table:table-cell>
          <table:table-cell table:number-columns-repeated="5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2.5">
            <text:p>2.5</text:p>
          </table:table-cell>
          <table:table-cell table:formula="of:=[.D20]-0.125" office:value-type="float" office:value="0.125">
            <text:p>0.125</text:p>
          </table:table-cell>
          <table:table-cell table:number-columns-repeated="5" office:value-type="float" office:value="1">
            <text:p>1.000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number-columns-repeated="6" office:value-type="float" office:value="0">
            <text:p>0.000</text:p>
          </table:table-cell>
        </table:table-row>
        <table:table-row table:style-name="ro2" table:number-rows-repeated="2">
          <table:table-cell table:number-columns-repeated="3"/>
          <table:table-cell table:style-name="Default" table:number-columns-repeated="6"/>
        </table:table-row>
        <table:table-row table:style-name="ro2">
          <table:table-cell table:number-columns-repeated="3"/>
          <table:table-cell table:style-name="Default" office:value-type="float" office:value="500">
            <text:p>5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2500">
            <text:p>2500</text:p>
          </table:table-cell>
          <table:table-cell table:style-name="Default" office:value-type="float" office:value="3000">
            <text:p>3000</text:p>
          </table:table-cell>
        </table:table-row>
        <table:table-row table:style-name="ro2">
          <table:table-cell/>
          <table:table-cell office:value-type="float" office:value="0.82">
            <text:p>0.82</text:p>
          </table:table-cell>
          <table:table-cell office:value-type="float" office:value="40">
            <text:p>40</text:p>
          </table:table-cell>
          <table:table-cell table:formula="of:=[.$B$26]*[.D6]" office:value-type="float" office:value="0.82">
            <text:p>0.820</text:p>
          </table:table-cell>
          <table:table-cell table:formula="of:=[.$B$26]*[.E6]" office:value-type="float" office:value="0.82">
            <text:p>0.820</text:p>
          </table:table-cell>
          <table:table-cell table:formula="of:=[.$B$26]*[.F6]" office:value-type="float" office:value="0.82">
            <text:p>0.820</text:p>
          </table:table-cell>
          <table:table-cell table:formula="of:=[.$B$26]*[.G6]" office:value-type="float" office:value="0.82">
            <text:p>0.820</text:p>
          </table:table-cell>
          <table:table-cell table:formula="of:=[.$B$26]*[.H6]" office:value-type="float" office:value="0.82">
            <text:p>0.820</text:p>
          </table:table-cell>
          <table:table-cell table:formula="of:=[.$B$26]*[.I6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37.5">
            <text:p>37.5</text:p>
          </table:table-cell>
          <table:table-cell table:formula="of:=[.$B$26]*[.D7]" office:value-type="float" office:value="0.82">
            <text:p>0.820</text:p>
          </table:table-cell>
          <table:table-cell table:formula="of:=[.$B$26]*[.E7]" office:value-type="float" office:value="0.82">
            <text:p>0.820</text:p>
          </table:table-cell>
          <table:table-cell table:formula="of:=[.$B$26]*[.F7]" office:value-type="float" office:value="0.82">
            <text:p>0.820</text:p>
          </table:table-cell>
          <table:table-cell table:formula="of:=[.$B$26]*[.G7]" office:value-type="float" office:value="0.82">
            <text:p>0.820</text:p>
          </table:table-cell>
          <table:table-cell table:formula="of:=[.$B$26]*[.H7]" office:value-type="float" office:value="0.82">
            <text:p>0.820</text:p>
          </table:table-cell>
          <table:table-cell table:formula="of:=[.$B$26]*[.I7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table:formula="of:=[.$B$26]*[.D8]" office:value-type="float" office:value="0.82">
            <text:p>0.820</text:p>
          </table:table-cell>
          <table:table-cell table:formula="of:=[.$B$26]*[.E8]" office:value-type="float" office:value="0.82">
            <text:p>0.820</text:p>
          </table:table-cell>
          <table:table-cell table:formula="of:=[.$B$26]*[.F8]" office:value-type="float" office:value="0.82">
            <text:p>0.820</text:p>
          </table:table-cell>
          <table:table-cell table:formula="of:=[.$B$26]*[.G8]" office:value-type="float" office:value="0.82">
            <text:p>0.820</text:p>
          </table:table-cell>
          <table:table-cell table:formula="of:=[.$B$26]*[.H8]" office:value-type="float" office:value="0.82">
            <text:p>0.820</text:p>
          </table:table-cell>
          <table:table-cell table:formula="of:=[.$B$26]*[.I8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32.5">
            <text:p>32.5</text:p>
          </table:table-cell>
          <table:table-cell table:formula="of:=[.$B$26]*[.D9]" office:value-type="float" office:value="0.82">
            <text:p>0.820</text:p>
          </table:table-cell>
          <table:table-cell table:formula="of:=[.$B$26]*[.E9]" office:value-type="float" office:value="0.82">
            <text:p>0.820</text:p>
          </table:table-cell>
          <table:table-cell table:formula="of:=[.$B$26]*[.F9]" office:value-type="float" office:value="0.82">
            <text:p>0.820</text:p>
          </table:table-cell>
          <table:table-cell table:formula="of:=[.$B$26]*[.G9]" office:value-type="float" office:value="0.82">
            <text:p>0.820</text:p>
          </table:table-cell>
          <table:table-cell table:formula="of:=[.$B$26]*[.H9]" office:value-type="float" office:value="0.82">
            <text:p>0.820</text:p>
          </table:table-cell>
          <table:table-cell table:formula="of:=[.$B$26]*[.I9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table:formula="of:=[.$B$26]*[.D10]" office:value-type="float" office:value="0.82">
            <text:p>0.820</text:p>
          </table:table-cell>
          <table:table-cell table:formula="of:=[.$B$26]*[.E10]" office:value-type="float" office:value="0.82">
            <text:p>0.820</text:p>
          </table:table-cell>
          <table:table-cell table:formula="of:=[.$B$26]*[.F10]" office:value-type="float" office:value="0.82">
            <text:p>0.820</text:p>
          </table:table-cell>
          <table:table-cell table:formula="of:=[.$B$26]*[.G10]" office:value-type="float" office:value="0.82">
            <text:p>0.820</text:p>
          </table:table-cell>
          <table:table-cell table:formula="of:=[.$B$26]*[.H10]" office:value-type="float" office:value="0.82">
            <text:p>0.820</text:p>
          </table:table-cell>
          <table:table-cell table:formula="of:=[.$B$26]*[.I10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27.5">
            <text:p>27.5</text:p>
          </table:table-cell>
          <table:table-cell table:formula="of:=[.$B$26]*[.D11]" office:value-type="float" office:value="0.82">
            <text:p>0.820</text:p>
          </table:table-cell>
          <table:table-cell table:formula="of:=[.$B$26]*[.E11]" office:value-type="float" office:value="0.82">
            <text:p>0.820</text:p>
          </table:table-cell>
          <table:table-cell table:formula="of:=[.$B$26]*[.F11]" office:value-type="float" office:value="0.82">
            <text:p>0.820</text:p>
          </table:table-cell>
          <table:table-cell table:formula="of:=[.$B$26]*[.G11]" office:value-type="float" office:value="0.82">
            <text:p>0.820</text:p>
          </table:table-cell>
          <table:table-cell table:formula="of:=[.$B$26]*[.H11]" office:value-type="float" office:value="0.82">
            <text:p>0.820</text:p>
          </table:table-cell>
          <table:table-cell table:formula="of:=[.$B$26]*[.I11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formula="of:=[.$B$26]*[.D12]" office:value-type="float" office:value="0.82">
            <text:p>0.820</text:p>
          </table:table-cell>
          <table:table-cell table:formula="of:=[.$B$26]*[.E12]" office:value-type="float" office:value="0.82">
            <text:p>0.820</text:p>
          </table:table-cell>
          <table:table-cell table:formula="of:=[.$B$26]*[.F12]" office:value-type="float" office:value="0.82">
            <text:p>0.820</text:p>
          </table:table-cell>
          <table:table-cell table:formula="of:=[.$B$26]*[.G12]" office:value-type="float" office:value="0.82">
            <text:p>0.820</text:p>
          </table:table-cell>
          <table:table-cell table:formula="of:=[.$B$26]*[.H12]" office:value-type="float" office:value="0.82">
            <text:p>0.820</text:p>
          </table:table-cell>
          <table:table-cell table:formula="of:=[.$B$26]*[.I12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22.5">
            <text:p>22.5</text:p>
          </table:table-cell>
          <table:table-cell table:formula="of:=[.$B$26]*[.D13]" office:value-type="float" office:value="0.82">
            <text:p>0.820</text:p>
          </table:table-cell>
          <table:table-cell table:formula="of:=[.$B$26]*[.E13]" office:value-type="float" office:value="0.82">
            <text:p>0.820</text:p>
          </table:table-cell>
          <table:table-cell table:formula="of:=[.$B$26]*[.F13]" office:value-type="float" office:value="0.82">
            <text:p>0.820</text:p>
          </table:table-cell>
          <table:table-cell table:formula="of:=[.$B$26]*[.G13]" office:value-type="float" office:value="0.82">
            <text:p>0.820</text:p>
          </table:table-cell>
          <table:table-cell table:formula="of:=[.$B$26]*[.H13]" office:value-type="float" office:value="0.82">
            <text:p>0.820</text:p>
          </table:table-cell>
          <table:table-cell table:formula="of:=[.$B$26]*[.I13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formula="of:=[.$B$26]*[.D14]" office:value-type="float" office:value="0.82">
            <text:p>0.820</text:p>
          </table:table-cell>
          <table:table-cell table:formula="of:=[.$B$26]*[.E14]" office:value-type="float" office:value="0.82">
            <text:p>0.820</text:p>
          </table:table-cell>
          <table:table-cell table:formula="of:=[.$B$26]*[.F14]" office:value-type="float" office:value="0.82">
            <text:p>0.820</text:p>
          </table:table-cell>
          <table:table-cell table:formula="of:=[.$B$26]*[.G14]" office:value-type="float" office:value="0.82">
            <text:p>0.820</text:p>
          </table:table-cell>
          <table:table-cell table:formula="of:=[.$B$26]*[.H14]" office:value-type="float" office:value="0.82">
            <text:p>0.820</text:p>
          </table:table-cell>
          <table:table-cell table:formula="of:=[.$B$26]*[.I14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17.5">
            <text:p>17.5</text:p>
          </table:table-cell>
          <table:table-cell table:formula="of:=[.$B$26]*[.D15]" office:value-type="float" office:value="0.7175">
            <text:p>0.718</text:p>
          </table:table-cell>
          <table:table-cell table:formula="of:=[.$B$26]*[.E15]" office:value-type="float" office:value="0.82">
            <text:p>0.820</text:p>
          </table:table-cell>
          <table:table-cell table:formula="of:=[.$B$26]*[.F15]" office:value-type="float" office:value="0.82">
            <text:p>0.820</text:p>
          </table:table-cell>
          <table:table-cell table:formula="of:=[.$B$26]*[.G15]" office:value-type="float" office:value="0.82">
            <text:p>0.820</text:p>
          </table:table-cell>
          <table:table-cell table:formula="of:=[.$B$26]*[.H15]" office:value-type="float" office:value="0.82">
            <text:p>0.820</text:p>
          </table:table-cell>
          <table:table-cell table:formula="of:=[.$B$26]*[.I15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formula="of:=[.$B$26]*[.D16]" office:value-type="float" office:value="0.615">
            <text:p>0.615</text:p>
          </table:table-cell>
          <table:table-cell table:formula="of:=[.$B$26]*[.E16]" office:value-type="float" office:value="0.82">
            <text:p>0.820</text:p>
          </table:table-cell>
          <table:table-cell table:formula="of:=[.$B$26]*[.F16]" office:value-type="float" office:value="0.82">
            <text:p>0.820</text:p>
          </table:table-cell>
          <table:table-cell table:formula="of:=[.$B$26]*[.G16]" office:value-type="float" office:value="0.82">
            <text:p>0.820</text:p>
          </table:table-cell>
          <table:table-cell table:formula="of:=[.$B$26]*[.H16]" office:value-type="float" office:value="0.82">
            <text:p>0.820</text:p>
          </table:table-cell>
          <table:table-cell table:formula="of:=[.$B$26]*[.I16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12.5">
            <text:p>12.5</text:p>
          </table:table-cell>
          <table:table-cell table:formula="of:=[.$B$26]*[.D17]" office:value-type="float" office:value="0.5125">
            <text:p>0.513</text:p>
          </table:table-cell>
          <table:table-cell table:formula="of:=[.$B$26]*[.E17]" office:value-type="float" office:value="0.82">
            <text:p>0.820</text:p>
          </table:table-cell>
          <table:table-cell table:formula="of:=[.$B$26]*[.F17]" office:value-type="float" office:value="0.82">
            <text:p>0.820</text:p>
          </table:table-cell>
          <table:table-cell table:formula="of:=[.$B$26]*[.G17]" office:value-type="float" office:value="0.82">
            <text:p>0.820</text:p>
          </table:table-cell>
          <table:table-cell table:formula="of:=[.$B$26]*[.H17]" office:value-type="float" office:value="0.82">
            <text:p>0.820</text:p>
          </table:table-cell>
          <table:table-cell table:formula="of:=[.$B$26]*[.I17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$B$26]*[.D18]" office:value-type="float" office:value="0.41">
            <text:p>0.410</text:p>
          </table:table-cell>
          <table:table-cell table:formula="of:=[.$B$26]*[.E18]" office:value-type="float" office:value="0.82">
            <text:p>0.820</text:p>
          </table:table-cell>
          <table:table-cell table:formula="of:=[.$B$26]*[.F18]" office:value-type="float" office:value="0.82">
            <text:p>0.820</text:p>
          </table:table-cell>
          <table:table-cell table:formula="of:=[.$B$26]*[.G18]" office:value-type="float" office:value="0.82">
            <text:p>0.820</text:p>
          </table:table-cell>
          <table:table-cell table:formula="of:=[.$B$26]*[.H18]" office:value-type="float" office:value="0.82">
            <text:p>0.820</text:p>
          </table:table-cell>
          <table:table-cell table:formula="of:=[.$B$26]*[.I18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7.5">
            <text:p>7.5</text:p>
          </table:table-cell>
          <table:table-cell table:formula="of:=[.$B$26]*[.D19]" office:value-type="float" office:value="0.3075">
            <text:p>0.308</text:p>
          </table:table-cell>
          <table:table-cell table:formula="of:=[.$B$26]*[.E19]" office:value-type="float" office:value="0.82">
            <text:p>0.820</text:p>
          </table:table-cell>
          <table:table-cell table:formula="of:=[.$B$26]*[.F19]" office:value-type="float" office:value="0.82">
            <text:p>0.820</text:p>
          </table:table-cell>
          <table:table-cell table:formula="of:=[.$B$26]*[.G19]" office:value-type="float" office:value="0.82">
            <text:p>0.820</text:p>
          </table:table-cell>
          <table:table-cell table:formula="of:=[.$B$26]*[.H19]" office:value-type="float" office:value="0.82">
            <text:p>0.820</text:p>
          </table:table-cell>
          <table:table-cell table:formula="of:=[.$B$26]*[.I19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$B$26]*[.D20]" office:value-type="float" office:value="0.205">
            <text:p>0.205</text:p>
          </table:table-cell>
          <table:table-cell table:formula="of:=[.$B$26]*[.E20]" office:value-type="float" office:value="0.82">
            <text:p>0.820</text:p>
          </table:table-cell>
          <table:table-cell table:formula="of:=[.$B$26]*[.F20]" office:value-type="float" office:value="0.82">
            <text:p>0.820</text:p>
          </table:table-cell>
          <table:table-cell table:formula="of:=[.$B$26]*[.G20]" office:value-type="float" office:value="0.82">
            <text:p>0.820</text:p>
          </table:table-cell>
          <table:table-cell table:formula="of:=[.$B$26]*[.H20]" office:value-type="float" office:value="0.82">
            <text:p>0.820</text:p>
          </table:table-cell>
          <table:table-cell table:formula="of:=[.$B$26]*[.I20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2.5">
            <text:p>2.5</text:p>
          </table:table-cell>
          <table:table-cell table:formula="of:=[.$B$26]*[.D21]" office:value-type="float" office:value="0.1025">
            <text:p>0.103</text:p>
          </table:table-cell>
          <table:table-cell table:formula="of:=[.$B$26]*[.E21]" office:value-type="float" office:value="0.82">
            <text:p>0.820</text:p>
          </table:table-cell>
          <table:table-cell table:formula="of:=[.$B$26]*[.F21]" office:value-type="float" office:value="0.82">
            <text:p>0.820</text:p>
          </table:table-cell>
          <table:table-cell table:formula="of:=[.$B$26]*[.G21]" office:value-type="float" office:value="0.82">
            <text:p>0.820</text:p>
          </table:table-cell>
          <table:table-cell table:formula="of:=[.$B$26]*[.H21]" office:value-type="float" office:value="0.82">
            <text:p>0.820</text:p>
          </table:table-cell>
          <table:table-cell table:formula="of:=[.$B$26]*[.I21]" office:value-type="float" office:value="0.82">
            <text:p>0.820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$B$26]*[.D22]" office:value-type="float" office:value="0">
            <text:p>0.000</text:p>
          </table:table-cell>
          <table:table-cell table:formula="of:=[.$B$26]*[.E22]" office:value-type="float" office:value="0">
            <text:p>0.000</text:p>
          </table:table-cell>
          <table:table-cell table:formula="of:=[.$B$26]*[.F22]" office:value-type="float" office:value="0">
            <text:p>0.000</text:p>
          </table:table-cell>
          <table:table-cell table:formula="of:=[.$B$26]*[.G22]" office:value-type="float" office:value="0">
            <text:p>0.000</text:p>
          </table:table-cell>
          <table:table-cell table:formula="of:=[.$B$26]*[.H22]" office:value-type="float" office:value="0">
            <text:p>0.000</text:p>
          </table:table-cell>
          <table:table-cell table:formula="of:=[.$B$26]*[.I22]" office:value-type="float" office:value="0">
            <text:p>0.0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MAP-inHg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tic-inHg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elocity knots</text:p>
          </table:table-cell>
          <table:table-cell table:style-name="ce7" table:formula="of:=[.C7]*0.5924838" office:value-type="float" office:value="515.16925791481">
            <text:p>51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ch</text:p>
          </table:table-cell>
          <table:table-cell table:style-name="ce8" table:formula="of:=[.C7]/[.D7]" office:value-type="float" office:value="0.772739823490797">
            <text:p>0.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Velocity</text:p>
          </table:table-cell>
          <table:table-cell table:style-name="ce7" table:formula="of:=(2*(Gamma/(Gamma-1))*((P0-MAP)/rho0))^0.5" office:value-type="float" office:value="869.507753485935">
            <text:p>870</text:p>
          </table:table-cell>
          <table:table-cell table:formula="of:=(Gamma*P0/rho0)^0.5" office:value-type="float" office:value="1125.22705191768">
            <text:p>1125.22705191768</text:p>
          </table:table-cell>
          <table:table-cell table:formula="of:=[.D7]*0.5924838" office:value-type="float" office:value="666.678799582983">
            <text:p>666.678799582983</text:p>
          </table:table-cell>
        </table:table-row>
        <table:table-row table:style-name="ro2">
          <table:table-cell/>
          <table:table-cell office:value-type="string">
            <text:p>Gamma</text:p>
          </table:table-cell>
          <table:table-cell office:value-type="float" office:value="1.403">
            <text:p>1.403</text:p>
          </table:table-cell>
          <table:table-cell table:formula="of:=Gamma/(Gamma-1)" office:value-type="float" office:value="3.48138957816377">
            <text:p>3.48138957816377</text:p>
          </table:table-cell>
          <table:table-cell/>
        </table:table-row>
        <table:table-row table:style-name="ro2">
          <table:table-cell/>
          <table:table-cell office:value-type="string">
            <text:p>MAP</text:p>
          </table:table-cell>
          <table:table-cell table:style-name="ce7" table:formula="of:=[.C2]*70.726187" office:value-type="float" office:value="1555.976114">
            <text:p>155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0</text:p>
          </table:table-cell>
          <table:table-cell table:style-name="ce7" office:value-type="float" office:value="1768.8">
            <text:p>176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ho0</text:p>
          </table:table-cell>
          <table:table-cell office:value-type="float" office:value="0.00196">
            <text:p>0.0019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formula="of:=(Gamma/(Gamma-1))*P0/rho0" office:value-type="float" office:value="3141776.47237555">
            <text:p>3141776.472375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([.C13]-Velocity^2/2)*((Gamma-1)/Gamma)" office:value-type="float" office:value="793865.364285714">
            <text:p>793865.364285714</text:p>
          </table:table-cell>
          <table:table-cell table:number-columns-repeated="2"/>
        </table:table-row>
      </table:table>
      <table:table table:name="SonicVelocity" table:style-name="ta1" table:print="false">
        <table:table-column table:style-name="co1" table:number-columns-repeated="13" table:default-cell-style-name="Default"/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>
            <text:p>rho</text:p>
          </table:table-cell>
          <table:table-cell table:formula="of:=[.C1]*70.726" office:value-type="float" office:value="2121.78">
            <text:p>2121.78</text:p>
          </table:table-cell>
          <table:table-cell table:formula="of:=[.D1]*70.726" office:value-type="float" office:value="1768.15">
            <text:p>1768.15</text:p>
          </table:table-cell>
          <table:table-cell table:formula="of:=[.E1]*70.726" office:value-type="float" office:value="1414.52">
            <text:p>1414.52</text:p>
          </table:table-cell>
          <table:table-cell table:formula="of:=[.F1]*70.726" office:value-type="float" office:value="1060.89">
            <text:p>1060.89</text:p>
          </table:table-cell>
          <table:table-cell table:formula="of:=[.G1]*70.726" office:value-type="float" office:value="707.26">
            <text:p>707.26</text:p>
          </table:table-cell>
          <table:table-cell table:formula="of:=[.H1]*70.726" office:value-type="float" office:value="353.63">
            <text:p>353.63</text:p>
          </table:table-cell>
          <table:table-cell table:formula="of:=[.I1]*70.726" office:value-type="float" office:value="707.26">
            <text:p>707.2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237">
            <text:p>0.00237</text:p>
          </table:table-cell>
          <table:table-cell table:style-name="ce7" table:formula="of:=(1.4 * [.C$2]/[.$B3])^0.5" office:value-type="float" office:value="1119.54104520501">
            <text:p>1120</text:p>
          </table:table-cell>
          <table:table-cell table:style-name="ce7" table:formula="of:=(1.4 * [.D$2]/[.$B3])^0.5" office:value-type="float" office:value="1021.99647418616">
            <text:p>1022</text:p>
          </table:table-cell>
          <table:table-cell table:style-name="ce7" table:formula="of:=(1.4 * [.E$2]/[.$B3])^0.5" office:value-type="float" office:value="914.101435618146">
            <text:p>914</text:p>
          </table:table-cell>
          <table:table-cell table:style-name="ce7" table:formula="of:=(1.4 * [.F$2]/[.$B3])^0.5" office:value-type="float" office:value="791.63506488114">
            <text:p>792</text:p>
          </table:table-cell>
          <table:table-cell table:style-name="ce7" table:formula="of:=(1.4 * [.G$2]/[.$B3])^0.5" office:value-type="float" office:value="646.36732381795">
            <text:p>646</text:p>
          </table:table-cell>
          <table:table-cell table:style-name="ce7" table:formula="of:=(1.4 * [.H$2]/[.$B3])^0.5" office:value-type="float" office:value="457.050717809073">
            <text:p>457</text:p>
          </table:table-cell>
          <table:table-cell table:style-name="ce7" table:formula="of:=(1.4 * [.I$2]/[.$B3])^0.5" office:value-type="float" office:value="646.36732381795">
            <text:p>646</text:p>
          </table:table-cell>
          <table:table-cell table:number-columns-repeated="4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1756">
            <text:p>0.001756</text:p>
          </table:table-cell>
          <table:table-cell table:style-name="ce7" table:formula="of:=(1.4 * [.C$2]/[.$B4])^0.5" office:value-type="float" office:value="1300.62452144571">
            <text:p>1301</text:p>
          </table:table-cell>
          <table:table-cell table:style-name="ce7" table:formula="of:=(1.4 * [.D$2]/[.$B4])^0.5" office:value-type="float" office:value="1187.30231540029">
            <text:p>1187</text:p>
          </table:table-cell>
          <table:table-cell table:style-name="ce7" table:formula="of:=(1.4 * [.E$2]/[.$B4])^0.5" office:value-type="float" office:value="1061.95547483118">
            <text:p>1062</text:p>
          </table:table-cell>
          <table:table-cell table:style-name="ce7" table:formula="of:=(1.4 * [.F$2]/[.$B4])^0.5" office:value-type="float" office:value="919.680418891768">
            <text:p>920</text:p>
          </table:table-cell>
          <table:table-cell table:style-name="ce7" table:formula="of:=(1.4 * [.G$2]/[.$B4])^0.5" office:value-type="float" office:value="750.915917571308">
            <text:p>751</text:p>
          </table:table-cell>
          <table:table-cell table:style-name="ce7" table:formula="of:=(1.4 * [.H$2]/[.$B4])^0.5" office:value-type="float" office:value="530.97773741559">
            <text:p>531</text:p>
          </table:table-cell>
          <table:table-cell table:style-name="ce7" table:formula="of:=(1.4 * [.I$2]/[.$B4])^0.5" office:value-type="float" office:value="750.915917571308">
            <text:p>751</text:p>
          </table:table-cell>
          <table:table-cell table:number-columns-repeated="4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0.001267">
            <text:p>0.001267</text:p>
          </table:table-cell>
          <table:table-cell table:style-name="ce7" table:formula="of:=(1.4 * [.C$2]/[.$B5])^0.5" office:value-type="float" office:value="1531.17872480414">
            <text:p>1531</text:p>
          </table:table-cell>
          <table:table-cell table:style-name="ce7" table:formula="of:=(1.4 * [.D$2]/[.$B5])^0.5" office:value-type="float" office:value="1397.76854524537">
            <text:p>1398</text:p>
          </table:table-cell>
          <table:table-cell table:style-name="ce7" table:formula="of:=(1.4 * [.E$2]/[.$B5])^0.5" office:value-type="float" office:value="1250.20219359185">
            <text:p>1250</text:p>
          </table:table-cell>
          <table:table-cell table:style-name="ce7" table:formula="of:=(1.4 * [.F$2]/[.$B5])^0.5" office:value-type="float" office:value="1082.70685951757">
            <text:p>1083</text:p>
          </table:table-cell>
          <table:table-cell table:style-name="ce7" table:formula="of:=(1.4 * [.G$2]/[.$B5])^0.5" office:value-type="float" office:value="884.026448943095">
            <text:p>884</text:p>
          </table:table-cell>
          <table:table-cell table:style-name="ce7" table:formula="of:=(1.4 * [.H$2]/[.$B5])^0.5" office:value-type="float" office:value="625.101096795926">
            <text:p>625</text:p>
          </table:table-cell>
          <table:table-cell table:style-name="ce7" table:formula="of:=(1.4 * [.I$2]/[.$B5])^0.5" office:value-type="float" office:value="884.026448943095">
            <text:p>884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3000">
            <text:p>3000</text:p>
          </table:table-cell>
          <table:table-cell office:value-type="float" office:value="2750">
            <text:p>2750</text:p>
          </table:table-cell>
          <table:table-cell office:value-type="float" office:value="2500">
            <text:p>2500</text:p>
          </table:table-cell>
          <table:table-cell office:value-type="float" office:value="2250">
            <text:p>2250</text:p>
          </table:table-cell>
          <table:table-cell office:value-type="float" office:value="2000">
            <text:p>2000</text:p>
          </table:table-cell>
          <table:table-cell office:value-type="float" office:value="1750">
            <text:p>1750</text:p>
          </table:table-cell>
          <table:table-cell office:value-type="float" office:value="1500">
            <text:p>1500</text:p>
          </table:table-cell>
          <table:table-cell office:value-type="float" office:value="1250">
            <text:p>1250</text:p>
          </table:table-cell>
          <table:table-cell office:value-type="float" office:value="1000">
            <text:p>1000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string">
            <text:p>Stroke(ft)</text:p>
          </table:table-cell>
          <table:table-cell table:formula="of:=+0.15/0.3048" office:value-type="float" office:value="0.492125984251968">
            <text:p>0.492125984251968</text:p>
          </table:table-cell>
          <table:table-cell table:style-name="ce7" table:formula="of:=2*[.$B8]*[.C$7]/60" office:value-type="float" office:value="49.2125984251968">
            <text:p>49</text:p>
          </table:table-cell>
          <table:table-cell table:style-name="ce7" table:formula="of:=2*[.$B8]*[.D$7]/60" office:value-type="float" office:value="45.1115485564304">
            <text:p>45</text:p>
          </table:table-cell>
          <table:table-cell table:style-name="ce7" table:formula="of:=2*[.$B8]*[.E$7]/60" office:value-type="float" office:value="41.010498687664">
            <text:p>41</text:p>
          </table:table-cell>
          <table:table-cell table:style-name="ce7" table:formula="of:=2*[.$B8]*[.F$7]/60" office:value-type="float" office:value="36.9094488188976">
            <text:p>37</text:p>
          </table:table-cell>
          <table:table-cell table:style-name="ce7" table:formula="of:=2*[.$B8]*[.G$7]/60" office:value-type="float" office:value="32.8083989501312">
            <text:p>33</text:p>
          </table:table-cell>
          <table:table-cell table:style-name="ce7" table:formula="of:=2*[.$B8]*[.H$7]/60" office:value-type="float" office:value="28.7073490813648">
            <text:p>29</text:p>
          </table:table-cell>
          <table:table-cell table:style-name="ce7" table:formula="of:=2*[.$B8]*[.I$7]/60" office:value-type="float" office:value="24.6062992125984">
            <text:p>25</text:p>
          </table:table-cell>
          <table:table-cell table:style-name="ce7" table:formula="of:=2*[.$B8]*[.J$7]/60" office:value-type="float" office:value="20.505249343832">
            <text:p>21</text:p>
          </table:table-cell>
          <table:table-cell table:style-name="ce7" table:formula="of:=2*[.$B8]*[.K$7]/60" office:value-type="float" office:value="16.4041994750656">
            <text:p>16</text:p>
          </table:table-cell>
          <table:table-cell table:style-name="ce7" table:formula="of:=2*[.$B8]*[.L$7]/60" office:value-type="float" office:value="12.3031496062992">
            <text:p>12</text:p>
          </table:table-cell>
          <table:table-cell table:style-name="ce7" table:formula="of:=2*[.$B8]*[.M$7]/60" office:value-type="float" office:value="8.20209973753281">
            <text:p>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Bore</text:p>
          </table:table-cell>
          <table:table-cell table:formula="of:=0.13/0.3048" office:value-type="float" office:value="0.426509186351706">
            <text:p>0.426509186351706</text:p>
          </table:table-cell>
          <table:table-cell table:formula="of:=(Bore/Diameter)^2*[.C$8]/(Ci*[.$B$13])" office:value-type="float" office:value="0.951715004219831">
            <text:p>0.951715004219831</text:p>
          </table:table-cell>
          <table:table-cell table:formula="of:=(Bore/Diameter)^2*[.D$8]/(Ci*[.$B$13])" office:value-type="float" office:value="0.872405420534845">
            <text:p>0.872405420534845</text:p>
          </table:table-cell>
          <table:table-cell table:formula="of:=(Bore/Diameter)^2*[.E$8]/(Ci*[.$B$13])" office:value-type="float" office:value="0.793095836849859">
            <text:p>0.793095836849859</text:p>
          </table:table-cell>
          <table:table-cell table:formula="of:=(Bore/Diameter)^2*[.F$8]/(Ci*[.$B$13])" office:value-type="float" office:value="0.713786253164873">
            <text:p>0.713786253164873</text:p>
          </table:table-cell>
          <table:table-cell table:formula="of:=(Bore/Diameter)^2*[.G$8]/(Ci*[.$B$13])" office:value-type="float" office:value="0.634476669479887">
            <text:p>0.634476669479887</text:p>
          </table:table-cell>
          <table:table-cell table:formula="of:=(Bore/Diameter)^2*[.H$8]/(Ci*[.$B$13])" office:value-type="float" office:value="0.555167085794901">
            <text:p>0.555167085794901</text:p>
          </table:table-cell>
          <table:table-cell table:formula="of:=(Bore/Diameter)^2*[.I$8]/(Ci*[.$B$13])" office:value-type="float" office:value="0.475857502109915">
            <text:p>0.475857502109915</text:p>
          </table:table-cell>
          <table:table-cell table:formula="of:=(Bore/Diameter)^2*[.J$8]/(Ci*[.$B$13])" office:value-type="float" office:value="0.39654791842493">
            <text:p>0.39654791842493</text:p>
          </table:table-cell>
          <table:table-cell table:formula="of:=(Bore/Diameter)^2*[.K$8]/(Ci*[.$B$13])" office:value-type="float" office:value="0.317238334739944">
            <text:p>0.317238334739944</text:p>
          </table:table-cell>
          <table:table-cell table:formula="of:=(Bore/Diameter)^2*[.L$8]/(Ci*[.$B$13])" office:value-type="float" office:value="0.237928751054958">
            <text:p>0.237928751054958</text:p>
          </table:table-cell>
          <table:table-cell table:formula="of:=(Bore/Diameter)^2*[.M$8]/(Ci*[.$B$13])" office:value-type="float" office:value="0.158619167369972">
            <text:p>0.158619167369972</text:p>
          </table:table-cell>
        </table:table-row>
        <table:table-row table:style-name="ro2">
          <table:table-cell office:value-type="string">
            <text:p>Diameter</text:p>
          </table:table-cell>
          <table:table-cell table:formula="of:=[.B10]*0.5" office:value-type="float" office:value="0.213254593175853">
            <text:p>0.213254593175853</text:p>
          </table:table-cell>
          <table:table-cell table:number-columns-repeated="11"/>
        </table:table-row>
        <table:table-row table:style-name="ro2">
          <table:table-cell office:value-type="string">
            <text:p>Ci</text:p>
          </table:table-cell>
          <table:table-cell office:value-type="float" office:value="0.32">
            <text:p>0.32</text:p>
          </table:table-cell>
          <table:table-cell table:number-columns-repeated="11"/>
        </table:table-row>
        <table:table-row table:style-name="ro2">
          <table:table-cell office:value-type="string">
            <text:p>a</text:p>
          </table:table-cell>
          <table:table-cell table:formula="of:=[.I3]" office:value-type="float" office:value="646.36732381795">
            <text:p>646.36732381795</text:p>
          </table:table-cell>
          <table:table-cell table:number-columns-repeated="11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6" table:formula="of:=(Bore/Diameter)^2" office:value-type="float" office:value="4">
            <text:p>4.000</text:p>
          </table:table-cell>
          <table:table-cell table:number-columns-repeated="11"/>
        </table:table-row>
      </table:table>
      <table:named-expressions>
        <table:named-range table:name="Velocity" table:base-cell-address="$Sheet3.$B$6" table:cell-range-address="$Sheet3.$C$7"/>
        <table:named-range table:name="Gamma" table:base-cell-address="$Sheet3.$B$7" table:cell-range-address="$Sheet3.$C$8"/>
        <table:named-range table:name="P0" table:base-cell-address="$Sheet3.$B$8" table:cell-range-address="$Sheet3.$C$10"/>
        <table:named-range table:name="rho0" table:base-cell-address="$Sheet3.$B$9" table:cell-range-address="$Sheet3.$C$11"/>
        <table:named-range table:name="MAP" table:base-cell-address="$Sheet3.$B$8" table:cell-range-address="$Sheet3.$C$9"/>
        <table:named-range table:name="Bore" table:base-cell-address="$SonicVelocity.$A$10" table:cell-range-address="$SonicVelocity.$B$10"/>
        <table:named-range table:name="Diameter" table:base-cell-address="$SonicVelocity.$A$11" table:cell-range-address="$SonicVelocity.$B$11"/>
        <table:named-range table:name="Ci" table:base-cell-address="$SonicVelocity.$A$12" table:cell-range-address="$SonicVelocity.$B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2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7" number:min-integer-digits="1"/>
    </number:number-style>
    <number:number-style style:name="N133">
      <number:number number:decimal-places="1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06/11/2011</text:date>, <text:time>20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2T17:54:23</meta:creation-date>
    <dc:date>2011-06-11T20:22:16</dc:date>
    <meta:editing-duration>PT91H41M57S</meta:editing-duration>
    <meta:editing-cycles>4</meta:editing-cycles>
    <meta:generator>OpenOffice.org/3.2$Linux OpenOffice.org_project/320m12$Build-9483</meta:generator>
    <meta:print-date>2011-06-02T18:45:14</meta:print-date>
    <meta:document-statistic meta:table-count="4" meta:cell-count="530" meta:object-count="0"/>
  </office:meta>
</office:document-meta>
</file>